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5300000046B2408B9840F2FC03.png" manifest:media-type="image/png"/>
  <manifest:file-entry manifest:full-path="Pictures/10000201000000550000002B3AADB3F3EC6F13C5.png" manifest:media-type="image/png"/>
  <manifest:file-entry manifest:full-path="Pictures/10000201000000420000004B00847C84DE226D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5cm" fo:min-width="0.615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59cm" fo:min-width="0.22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Times New Roman" fo:font-style="italic" style:font-style-asian="italic" style:font-style-complex="italic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text-position="-33% 58%" style:font-name="Times New Roman" fo:font-size="22pt" fo:font-style="italic" style:font-size-asian="22pt" style:font-style-asian="italic" style:font-size-complex="22pt" style:font-style-complex="italic"/>
    </style:style>
    <style:style style:name="T3" style:family="text">
      <style:text-properties style:text-position="-33% 58%" style:font-name="Times New Roman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48cm" svg:height="1.136cm" svg:x="3.378cm" svg:y="2.27cm">
          <draw:image xlink:href="Pictures/10000201000000550000002B3AADB3F3EC6F13C5.png" xlink:type="simple" xlink:show="embed" xlink:actuate="onLoad" loext:mime-type="image/png">
            <text:p/>
          </draw:image>
        </draw:frame>
        <draw:frame draw:style-name="gr1" draw:text-style-name="P1" draw:layer="layout" svg:width="1.745cm" svg:height="1.983cm" svg:x="6.988cm" svg:y="1.889cm">
          <draw:image xlink:href="Pictures/10000201000000420000004B00847C84DE226D33.png" xlink:type="simple" xlink:show="embed" xlink:actuate="onLoad" loext:mime-type="image/png">
            <text:p/>
          </draw:image>
        </draw:frame>
        <draw:frame draw:style-name="gr1" draw:text-style-name="P1" draw:layer="layout" svg:width="2.195cm" svg:height="1.851cm" svg:x="9.727cm" svg:y="1.943cm">
          <draw:image xlink:href="Pictures/100002010000005300000046B2408B9840F2FC03.png" xlink:type="simple" xlink:show="embed" xlink:actuate="onLoad" loext:mime-type="image/png">
            <text:p/>
          </draw:image>
        </draw:frame>
        <draw:frame draw:style-name="gr2" draw:text-style-name="P2" draw:layer="layout" svg:width="1.115cm" svg:height="1.295cm" svg:x="4.394cm" svg:y="3.856cm">
          <draw:text-box>
            <text:p><text:span text:style-name="T1">P</text:span><text:span text:style-name="T2">0</text:span></text:p>
          </draw:text-box>
        </draw:frame>
        <draw:frame draw:style-name="gr2" draw:text-style-name="P2" draw:layer="layout" svg:width="1.115cm" svg:height="1.295cm" svg:x="7.195cm" svg:y="3.857cm">
          <draw:text-box>
            <text:p><text:span text:style-name="T1">P</text:span><text:span text:style-name="T2">1</text:span></text:p>
          </draw:text-box>
        </draw:frame>
        <draw:frame draw:style-name="gr2" draw:text-style-name="P2" draw:layer="layout" svg:width="1.115cm" svg:height="1.295cm" svg:x="10.295cm" svg:y="3.857cm">
          <draw:text-box>
            <text:p><text:span text:style-name="T1">P</text:span><text:span text:style-name="T2">2</text:span></text:p>
          </draw:text-box>
        </draw:frame>
        <draw:frame draw:style-name="gr1" draw:text-style-name="P1" draw:layer="layout" svg:width="2.195cm" svg:height="1.851cm" svg:x="12.728cm" svg:y="1.944cm">
          <draw:image xlink:href="Pictures/100002010000005300000046B2408B9840F2FC03.png" xlink:type="simple" xlink:show="embed" xlink:actuate="onLoad" loext:mime-type="image/png">
            <text:p/>
          </draw:image>
        </draw:frame>
        <draw:frame draw:style-name="gr2" draw:text-style-name="P2" draw:layer="layout" svg:width="1.115cm" svg:height="1.295cm" svg:x="13.296cm" svg:y="3.858cm">
          <draw:text-box>
            <text:p><text:span text:style-name="T1">P</text:span><text:span text:style-name="T2">3</text:span></text:p>
          </draw:text-box>
        </draw:frame>
        <draw:custom-shape draw:style-name="gr3" draw:text-style-name="P4" draw:layer="layout" svg:width="1.016cm" svg:height="1.143cm" svg:x="4.645cm" svg:y="5.923cm">
          <text:p text:style-name="P3"><text:span text:style-name="T1">P</text:span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016cm" svg:height="1.143cm" svg:x="7.446cm" svg:y="5.923cm">
          <text:p text:style-name="P3"><text:span text:style-name="T1">P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1.016cm" svg:height="1.143cm" svg:x="10.446cm" svg:y="5.923cm">
          <text:p text:style-name="P3"><text:span text:style-name="T1">P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.629cm" svg:y1="6.431cm" svg:x2="4.645cm" svg:y2="6.431cm">
          <text:p/>
        </draw:line>
        <draw:line draw:style-name="gr4" draw:text-style-name="P5" draw:layer="layout" svg:x1="5.653cm" svg:y1="6.461cm" svg:x2="7.431cm" svg:y2="6.458cm">
          <text:p/>
        </draw:line>
        <draw:line draw:style-name="gr4" draw:text-style-name="P5" draw:layer="layout" svg:x1="8.42cm" svg:y1="6.458cm" svg:x2="10.479cm" svg:y2="6.461cm">
          <text:p/>
        </draw:line>
        <draw:connector draw:style-name="gr4" draw:text-style-name="P5" draw:layer="layout" draw:type="curve" svg:x1="11.314cm" svg:y1="6.09cm" svg:x2="11.314cm" svg:y2="6.899cm" draw:start-shape="id1" draw:start-glue-point="11" draw:end-shape="id1" draw:end-glue-point="9" svg:d="M11314 6090c1014 0 1014 809 0 809" svg:viewBox="0 0 762 81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9T17:05:38.475000000</meta:creation-date>
    <dc:date>2020-04-19T18:00:11.017000000</dc:date>
    <meta:editing-duration>PT6M7S</meta:editing-duration>
    <meta:editing-cycles>4</meta:editing-cycles>
    <meta:generator>LibreOffice/6.3.2.2$Windows_X86_64 LibreOffice_project/98b30e735bda24bc04ab42594c85f7fd8be07b9c</meta:generator>
    <meta:document-statistic meta:object-count="15"/>
  </office:meta>
</office:document-meta>
</file>